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479c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cd82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e1bee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af378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fo:font-weight="bold" officeooo:rsid="002bff88" officeooo:paragraph-rsid="001af378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fo:font-weight="bold" officeooo:rsid="0053cfa0" officeooo:paragraph-rsid="001af378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fo:font-weight="bold" officeooo:rsid="0057defb" officeooo:paragraph-rsid="001af378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font-weight="bold" officeooo:rsid="005b0039" officeooo:paragraph-rsid="001af378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font-weight="bold" officeooo:rsid="005de786" officeooo:paragraph-rsid="001af37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font-weight="normal" officeooo:rsid="002a9e64" officeooo:paragraph-rsid="001af378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font-weight="normal" officeooo:rsid="002abd47" officeooo:paragraph-rsid="001af378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font-weight="normal" officeooo:rsid="002b1b44" officeooo:paragraph-rsid="001af378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font-weight="normal" officeooo:rsid="005591f8" officeooo:paragraph-rsid="001af378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weight="normal" officeooo:rsid="0056f041" officeooo:paragraph-rsid="001af378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weight="normal" officeooo:rsid="0053cfa0" officeooo:paragraph-rsid="001af378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weight="normal" officeooo:rsid="005850d1" officeooo:paragraph-rsid="001af378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weight="normal" officeooo:rsid="005a6876" officeooo:paragraph-rsid="001af378" style:font-weight-asian="normal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weight="normal" officeooo:rsid="005b0039" officeooo:paragraph-rsid="001af378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weight="normal" officeooo:rsid="005c6d85" officeooo:paragraph-rsid="001af378" style:font-weight-asian="normal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font-weight="normal" officeooo:rsid="005de786" officeooo:paragraph-rsid="001af378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fo:font-weight="normal" officeooo:rsid="005ef6c9" officeooo:paragraph-rsid="001af378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font-weight="normal" officeooo:rsid="0060c6e7" officeooo:paragraph-rsid="001af378" style:font-weight-asian="normal" style:font-weight-complex="normal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font-weight="normal" officeooo:rsid="0012d99e" officeooo:paragraph-rsid="001af378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weight="normal" officeooo:rsid="00183884" officeooo:paragraph-rsid="001af378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font-weight="normal" officeooo:rsid="0010f89b" officeooo:paragraph-rsid="001af378" style:font-weight-asian="normal" style:font-weight-complex="normal"/>
    </style:style>
    <style:style style:name="P29" style:family="paragraph" style:parent-style-name="Text_20_body">
      <style:paragraph-properties fo:line-height="100%" fo:text-align="justify" style:justify-single-word="false" style:writing-mode="lr-tb"/>
      <style:text-properties fo:font-weight="normal" officeooo:rsid="0012d99e" officeooo:paragraph-rsid="001af378" style:font-weight-asian="normal" style:font-weight-complex="normal"/>
    </style:style>
    <style:style style:name="P30" style:family="paragraph" style:parent-style-name="Text_20_body">
      <style:paragraph-properties fo:line-height="100%"/>
      <style:text-properties fo:font-weight="bold" officeooo:rsid="0010f89b" officeooo:paragraph-rsid="001af378" style:font-weight-asian="bold" style:font-weight-complex="bold"/>
    </style:style>
    <style:style style:name="P31" style:family="paragraph" style:parent-style-name="Text_20_body">
      <style:paragraph-properties fo:line-height="100%"/>
      <style:text-properties fo:font-weight="normal" officeooo:rsid="001872f3" officeooo:paragraph-rsid="001af378" style:font-weight-asian="normal" style:font-weight-complex="normal"/>
    </style:style>
    <style:style style:name="P32" style:family="paragraph" style:parent-style-name="Text_20_body">
      <style:paragraph-properties fo:line-height="100%"/>
      <style:text-properties fo:font-weight="normal" officeooo:rsid="0015d047" officeooo:paragraph-rsid="001af378" style:font-weight-asian="normal" style:font-weight-complex="normal"/>
    </style:style>
    <style:style style:name="P33" style:family="paragraph" style:parent-style-name="Text_20_body">
      <style:paragraph-properties fo:line-height="100%"/>
      <style:text-properties fo:font-weight="normal" officeooo:rsid="0010f89b" officeooo:paragraph-rsid="001af378" style:font-weight-asian="normal" style:font-weight-complex="normal"/>
    </style:style>
    <style:style style:name="P34" style:family="paragraph" style:parent-style-name="Text_20_body">
      <style:paragraph-properties fo:line-height="100%"/>
      <style:text-properties fo:font-weight="normal" officeooo:rsid="000ae5e1" officeooo:paragraph-rsid="001af378" style:font-weight-asian="normal" style:font-weight-complex="normal"/>
    </style:style>
    <style:style style:name="P35" style:family="paragraph" style:parent-style-name="Text_20_body">
      <style:paragraph-properties fo:line-height="100%"/>
      <style:text-properties fo:font-weight="normal" officeooo:paragraph-rsid="001af378" style:font-weight-asian="normal" style:font-weight-complex="normal"/>
    </style:style>
    <style:style style:name="P36" style:family="paragraph" style:parent-style-name="Text_20_body">
      <style:paragraph-properties fo:line-height="100%"/>
      <style:text-properties fo:font-weight="normal" officeooo:rsid="0012d99e" officeooo:paragraph-rsid="001af378" style:font-weight-asian="normal" style:font-weight-complex="normal"/>
    </style:style>
    <style:style style:name="P37" style:family="paragraph" style:parent-style-name="Text_20_body">
      <style:paragraph-properties fo:line-height="100%"/>
      <style:text-properties fo:color="#000000" style:text-line-through-style="none" style:text-line-through-type="none" style:font-name="Arial" fo:font-size="11pt" fo:font-style="normal" style:text-underline-style="none" fo:font-weight="normal" officeooo:rsid="0010f89b" officeooo:paragraph-rsid="001af37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479c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479c" officeooo:paragraph-rsid="001b5877" style:font-name-asian="Times New Roman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b5877" officeooo:paragraph-rsid="001b5877" style:font-name-asian="Times New Roman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c7a92" officeooo:paragraph-rsid="001c7a92" style:font-name-asian="Times New Roman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1d86ea" officeooo:paragraph-rsid="001d86ea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bold" officeooo:rsid="001b5877" officeooo:paragraph-rsid="001b5877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bold" officeooo:rsid="001c7a92" officeooo:paragraph-rsid="001c7a92" style:font-name-asian="Times New Roman" style:font-size-asian="12pt" style:font-weight-asian="bold" style:font-name-complex="Times New Roman" style:font-size-complex="12pt" style:font-weight-complex="bold"/>
    </style:style>
    <style:style style:name="P45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4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1d86ea" officeooo:paragraph-rsid="001d86ea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officeooo:rsid="002902b0"/>
    </style:style>
    <style:style style:name="T2" style:family="text">
      <style:text-properties officeooo:rsid="001ccd82"/>
    </style:style>
    <style:style style:name="T3" style:family="text">
      <style:text-properties officeooo:rsid="002abd47"/>
    </style:style>
    <style:style style:name="T4" style:family="text">
      <style:text-properties officeooo:rsid="002b1b44"/>
    </style:style>
    <style:style style:name="T5" style:family="text">
      <style:text-properties officeooo:rsid="001b94c3"/>
    </style:style>
    <style:style style:name="T6" style:family="text">
      <style:text-properties officeooo:rsid="0056f041"/>
    </style:style>
    <style:style style:name="T7" style:family="text">
      <style:text-properties officeooo:rsid="0057defb"/>
    </style:style>
    <style:style style:name="T8" style:family="text">
      <style:text-properties officeooo:rsid="005850d1"/>
    </style:style>
    <style:style style:name="T9" style:family="text">
      <style:text-properties officeooo:rsid="005ef6c9"/>
    </style:style>
    <style:style style:name="T10" style:family="text">
      <style:text-properties officeooo:rsid="0015d047"/>
    </style:style>
    <style:style style:name="T11" style:family="text">
      <style:text-properties officeooo:rsid="0010f89b"/>
    </style:style>
    <style:style style:name="T12" style:family="text">
      <style:text-properties officeooo:rsid="0012d99e"/>
    </style:style>
    <style:style style:name="T13" style:family="text">
      <style:text-properties officeooo:rsid="001b5877"/>
    </style:style>
    <style:style style:name="T14" style:family="text">
      <style:text-properties officeooo:rsid="001b9ed5"/>
    </style:style>
    <style:style style:name="T15" style:family="text">
      <style:text-properties officeooo:rsid="001c7a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 <text:span text:style-name="T1">#1</text:span></text:p>
      <text:p text:style-name="P4">Scenario: Admin Login</text:p>
      <text:p text:style-name="P39">Given the admin <text:span text:style-name="T13">is not logged in</text:span></text:p>
      <text:p text:style-name="P39"><text:span text:style-name="T13">And</text:span> <text:span text:style-name="T13">has filled up the login form</text:span></text:p>
      <text:p text:style-name="P4">When the admin clicks on login</text:p>
      <text:p text:style-name="P4">Then the admin will be redirected to the admin dashboard</text:p>
      <text:p text:style-name="P4"/>
      <text:p text:style-name="P43">Test Case #1.1</text:p>
      <text:p text:style-name="P40">Scenario: Admin Login – <text:span text:style-name="T14">Invalid Information</text:span></text:p>
      <text:p text:style-name="P40">Given the admin is not logged in</text:p>
      <text:p text:style-name="P40">And has filled up the login form</text:p>
      <text:p text:style-name="P40">And there are mistakes in the information the admin typed</text:p>
      <text:p text:style-name="P40">When the admin clicks on login</text:p>
      <text:p text:style-name="P40">Then there will a an error message saying invalid username or password</text:p>
      <text:p text:style-name="P4"/>
      <text:p text:style-name="P2">Test Case <text:span text:style-name="T1">#2</text:span></text:p>
      <text:p text:style-name="P4">Scenario: Admin Logout</text:p>
      <text:p text:style-name="P4">Given the admin wants to logout</text:p>
      <text:p text:style-name="P4">And he is on a page with a logout button</text:p>
      <text:p text:style-name="P4">When the admin clicks the logout button </text:p>
      <text:p text:style-name="P4">Then the admin will be redirected to the homepage</text:p>
      <text:p text:style-name="P4"/>
      <text:p text:style-name="P2">Test Case <text:span text:style-name="T1">#3</text:span></text:p>
      <text:p text:style-name="P4">Scenario: Customer Login</text:p>
      <text:p text:style-name="P4">Give<text:span text:style-name="T2">n</text:span> the user is not logged in</text:p>
      <text:p text:style-name="P4">And <text:span text:style-name="T15">the user has filled up the required information</text:span></text:p>
      <text:p text:style-name="P4">When the user clicks the login button</text:p>
      <text:p text:style-name="P4">Then the user will be redirected to the customer dashboard</text:p>
      <text:p text:style-name="P4"/>
      <text:p text:style-name="P44">Test Case #3.1</text:p>
      <text:p text:style-name="P41">Scenario: Customer Login – Wrong information</text:p>
      <text:p text:style-name="P41">Given the user is not logged in</text:p>
      <text:p text:style-name="P41">And the user has filled up the required fields</text:p>
      <text:p text:style-name="P41">And there is an invalid entry on one of the fields</text:p>
      <text:p text:style-name="P41">When the user clicks the login button</text:p>
      <text:p text:style-name="P41">Then there will be an error message saying invalid username or password</text:p>
      <text:p text:style-name="P4"/>
      <text:p text:style-name="P2">Test Case <text:span text:style-name="T1">#4</text:span></text:p>
      <text:p text:style-name="P5">Scenario: Customer Logout</text:p>
      <text:p text:style-name="P5">Given the user is on a page with a logout button</text:p>
      <text:p text:style-name="P5">When the user clicks the logout button</text:p>
      <text:p text:style-name="P5">Then the user will be redirected to the homepage</text:p>
      <text:p text:style-name="P2"><text:soft-page-break/>Test Case <text:span text:style-name="T1">#5</text:span></text:p>
      <text:p text:style-name="P6">Scenario: Customer Signup</text:p>
      <text:p text:style-name="P6">Given the customer haven't signed up yet</text:p>
      <text:p text:style-name="P6">And there are no mistakes on any of the sign up fields</text:p>
      <text:p text:style-name="P6">When the customer clicks on the Sign Up buttong</text:p>
      <text:p text:style-name="P6">Then the customer will be signed up </text:p>
      <text:p text:style-name="P6">And redirected to the homepage</text:p>
      <text:p text:style-name="P3"/>
      <text:p text:style-name="P46">Test Case #5.1</text:p>
      <text:p text:style-name="P42">Scenario: Customer Signup – Wrong entries</text:p>
      <text:p text:style-name="P42">Given the customer haven't signed up yet</text:p>
      <text:p text:style-name="P42">And has filled the required fields</text:p>
      <text:p text:style-name="P42">And there is an error on one or more of the fields</text:p>
      <text:p text:style-name="P42">When the customer clicks the Sign Up button</text:p>
      <text:p text:style-name="P42">Then there will be an error saying that one of the field are wrong</text:p>
      <text:p text:style-name="P3"/>
      <text:p text:style-name="P7">Test Case <text:span text:style-name="T1">#6 </text:span></text:p>
      <text:p text:style-name="P13">Scenario: <text:span text:style-name="T3">View Orders</text:span></text:p>
      <text:p text:style-name="P14">Given <text:span text:style-name="T4">a customer who successfully made an order in the store page, </text:span></text:p>
      <text:p text:style-name="P15">And the customer is logged in the customer dashboard, <text:s/></text:p>
      <text:p text:style-name="P15">When the customer clicks on “My Orders”, </text:p>
      <text:p text:style-name="P15">Then the customer should the order he made in the order list. </text:p>
      <text:p text:style-name="P8"/>
      <text:p text:style-name="P9">Test Case #<text:span text:style-name="T5">7</text:span> </text:p>
      <text:p text:style-name="P16">Scenario: <text:span text:style-name="T6">View Wishlist</text:span></text:p>
      <text:p text:style-name="P17">Given a customer who is logged in, </text:p>
      <text:p text:style-name="P17">When the customer clicks on “<text:span text:style-name="T7">My Wishlist</text:span>” <text:span text:style-name="T7">link</text:span>,</text:p>
      <text:p text:style-name="P17">Then the <text:span text:style-name="T8">customer's wishlist items should show up in the table</text:span></text:p>
      <text:p text:style-name="P18"/>
      <text:p text:style-name="P10">Test Case #<text:span text:style-name="T5">7.1</text:span> </text:p>
      <text:p text:style-name="P19">Scenario: View Wishlist – No wishlist items </text:p>
      <text:p text:style-name="P19">Given a customer,</text:p>
      <text:p text:style-name="P19">And the customer is logged in the customer dashboard,</text:p>
      <text:p text:style-name="P20">When the customer clicks on “My Wishlist” link, </text:p>
      <text:p text:style-name="P20">Then a message should appear on the screen saying that “No items has been added to wishlist”</text:p>
      <text:p text:style-name="P20"/>
      <text:p text:style-name="P11">Test Case #<text:span text:style-name="T5">8</text:span></text:p>
      <text:p text:style-name="P21">Scenario: View Reviews</text:p>
      <text:p text:style-name="P22">Given a customer</text:p>
      <text:p text:style-name="P22">And the customer is logged in the customer dashboard</text:p>
      <text:p text:style-name="P22">When the customer clicks on “View Reviews” link,</text:p>
      <text:p text:style-name="P22">And the customer has submitted a review for a product he bought</text:p>
      <text:p text:style-name="P22">Then the review should appear on the table</text:p>
      <text:p text:style-name="P22"/>
      <text:p text:style-name="P11"><text:soft-page-break/>Test Case #<text:span text:style-name="T5">9</text:span> </text:p>
      <text:p text:style-name="P21">Scenario: Re-order products</text:p>
      <text:p text:style-name="P23">Given a customer</text:p>
      <text:p text:style-name="P23">And the customer is logged in the customer dashboard</text:p>
      <text:p text:style-name="P23">When the customer clicks on “View orders” link, </text:p>
      <text:p text:style-name="P23">And the customer clicks on a product in the Orders page,</text:p>
      <text:p text:style-name="P23">And the customer inputs a quantity to reorder, </text:p>
      <text:p text:style-name="P23">And the customer <text:span text:style-name="T9">clicks on “Re-order” button</text:span></text:p>
      <text:p text:style-name="P24">Then the product should appear on his cart</text:p>
      <text:p text:style-name="P12"/>
      <text:p text:style-name="P11">Test Case #<text:span text:style-name="T5">10</text:span></text:p>
      <text:p text:style-name="P21">Scenario: Update profile settings</text:p>
      <text:p text:style-name="P25">Given a customer,</text:p>
      <text:p text:style-name="P25">And the customer is registered and logged in the system,</text:p>
      <text:p text:style-name="P25">When the customer clicks on “Update Profile Settings”,</text:p>
      <text:p text:style-name="P25">And the customer clicks on “Edit Profile”,</text:p>
      <text:p text:style-name="P25">And the customer updates the form fields,</text:p>
      <text:p text:style-name="P25">And the customer clicks on submit,</text:p>
      <text:p text:style-name="P25">Then the customer's profile should be updated</text:p>
      <text:p text:style-name="P25"/>
      <text:p text:style-name="P26"/>
      <text:p text:style-name="P30">Test Case #<text:span text:style-name="T5">11</text:span></text:p>
      <text:p text:style-name="P31">Scenario: <text:span text:style-name="T10">View customer orders</text:span></text:p>
      <text:p text:style-name="P31">Given a customer</text:p>
      <text:p text:style-name="P31">And the products that the customer ordered</text:p>
      <text:p text:style-name="P31">And the admin is in the admin dashboar</text:p>
      <text:p text:style-name="P31">When the admin clicks the view customer orders tab</text:p>
      <text:p text:style-name="P31">Then the list of customer orders is displayed</text:p>
      <text:p text:style-name="P32"/>
      <text:p text:style-name="P30">Test Case #<text:span text:style-name="T5">12</text:span></text:p>
      <text:p text:style-name="P31">Scenario: <text:span text:style-name="T10">Add products</text:span></text:p>
      <text:p text:style-name="P31">Given a product details</text:p>
      <text:p text:style-name="P31">And the admin is in the admin dashboard</text:p>
      <text:p text:style-name="P31">When the admin clicks the add product tab</text:p>
      <text:p text:style-name="P31">Then the product is added</text:p>
      <text:p text:style-name="P31"/>
      <text:p text:style-name="P30">Test Case #<text:span text:style-name="T5">13</text:span></text:p>
      <text:p text:style-name="P31"><text:soft-page-break/>Scenario: <text:span text:style-name="T10">View products</text:span></text:p>
      <text:p text:style-name="P31">Given the products</text:p>
      <text:p text:style-name="P31">And the admin is in the admin dashboard</text:p>
      <text:p text:style-name="P31">When the admin clicks the view products tab</text:p>
      <text:p text:style-name="P31">Then the list of products is displayed</text:p>
      <text:p text:style-name="P31"/>
      <text:p text:style-name="P30">Test Case #1<text:span text:style-name="T5">4</text:span></text:p>
      <text:p text:style-name="P31">Scenario: <text:span text:style-name="T10">View Customers</text:span></text:p>
      <text:p text:style-name="P31">Given the customers</text:p>
      <text:p text:style-name="P31">And the admin is in the admin dashboard</text:p>
      <text:p text:style-name="P31">When the admin clicks the view customers tab</text:p>
      <text:p text:style-name="P31">Then the list of customers is displayed</text:p>
      <text:p text:style-name="P31"/>
      <text:p text:style-name="P30">Test Case #1<text:span text:style-name="T5">5</text:span></text:p>
      <text:p text:style-name="P31">Scenario: <text:span text:style-name="T10">View Sales Report</text:span></text:p>
      <text:p text:style-name="P31">Given the list of products sold</text:p>
      <text:p text:style-name="P31">And the admin is in the admin dashboar<text:span text:style-name="T5">d</text:span></text:p>
      <text:p text:style-name="P31">When the admin clicks the view sales report tab</text:p>
      <text:p text:style-name="P31">Then the sales report is displayed</text:p>
      <text:p text:style-name="P30"/>
      <text:p text:style-name="P27"/>
      <text:p text:style-name="P30">Test Case #1<text:span text:style-name="T5">6</text:span></text:p>
      <text:p text:style-name="P13">Scenario: <text:span text:style-name="T11">Filter Products</text:span></text:p>
      <text:p text:style-name="P28">Given the categories of products</text:p>
      <text:p text:style-name="P28">And the customer is in the category page</text:p>
      <text:p text:style-name="P28">When the customer clicks a category</text:p>
      <text:p text:style-name="P28">Then <text:span text:style-name="T12">the system will show the filtered products inside the selected category</text:span></text:p>
      <text:p text:style-name="P15"/>
      <text:p text:style-name="P30">Test Case #<text:span text:style-name="T5">17</text:span></text:p>
      <text:p text:style-name="P33">Scenario: Product Social Sharing</text:p>
      <text:p text:style-name="P33">Given the product </text:p>
      <text:p text:style-name="P33">And the customer is in the product page</text:p>
      <text:p text:style-name="P33">When the customer clicks the social media site icon</text:p>
      <text:p text:style-name="P33">Then the customer will redirected to that site </text:p>
      <text:p text:style-name="P33"><text:soft-page-break/>And the product is shared</text:p>
      <text:p text:style-name="P33"/>
      <text:p text:style-name="P30">Test Case #<text:span text:style-name="T5">18</text:span></text:p>
      <text:p text:style-name="P34"><text:span text:style-name="T11">Scenario: </text:span>Add to Wishlist</text:p>
      <text:p text:style-name="P34"><text:span text:style-name="T11">Given the product</text:span> </text:p>
      <text:p text:style-name="P33">And the customer is on the product page</text:p>
      <text:p text:style-name="P33">When the customer clicks the add to wishlist button</text:p>
      <text:p text:style-name="P33">Then the product will be added on the customer's wishlist</text:p>
      <text:p text:style-name="P30"/>
      <text:p text:style-name="P30">Test Case #<text:span text:style-name="T5">19</text:span></text:p>
      <text:p text:style-name="P35"><text:span text:style-name="T11">Scenario: </text:span>Search Product</text:p>
      <text:p text:style-name="P33">Given the product exists</text:p>
      <text:p text:style-name="P33">And the customer is on the store page</text:p>
      <text:p text:style-name="P33">When the customer enters some product information in the search bar</text:p>
      <text:p text:style-name="P33">Then the customer can view the product he/she searched</text:p>
      <text:p text:style-name="P30"/>
      <text:p text:style-name="P30">Test Case #<text:span text:style-name="T5">20</text:span></text:p>
      <text:p text:style-name="P35"><text:span text:style-name="T11">Scenario: Add</text:span> Feedback</text:p>
      <text:p text:style-name="P37">Given a product with details ,</text:p>
      <text:p text:style-name="P33">And customer is in the product page</text:p>
      <text:p text:style-name="P35"><text:span text:style-name="T11">When the customer</text:span> <text:span text:style-name="T11">fills up the form successfully,</text:span></text:p>
      <text:p text:style-name="P33">And clicks the submit button</text:p>
      <text:p text:style-name="P33">Then the feedback will be posted on the feedback portion of the product page</text:p>
      <text:p text:style-name="P33"/>
      <text:p text:style-name="P30">Test Case #<text:span text:style-name="T5">21</text:span></text:p>
      <text:p text:style-name="P33"><text:span text:style-name="T12">Scenario: View </text:span>Related Product</text:p>
      <text:p text:style-name="P36">Given a product <text:s/>detail</text:p>
      <text:p text:style-name="P36">And the customer is in the product page</text:p>
      <text:p text:style-name="P36">When the customer clicks on a product</text:p>
      <text:p text:style-name="P36">Then the system will generate the related products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2-12T19:30:14.404192891</dc:date>
    <meta:editing-duration>PT4M1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5" meta:paragraph-count="162" meta:word-count="1041" meta:character-count="5760" meta:non-whitespace-character-count="4857"/>
  </office:meta>
</office:document-meta>
</file>